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style:text-properties fo:color="#FF0000"/>
    </style:style>
    <style:style style:name="T2" style:parent-style-name="Bekezdésalapbetűtípusa" style:family="text">
      <style:text-properties fo:color="#FF0000" fo:background-color="#FFFF00"/>
    </style:style>
    <style:style style:name="T3" style:parent-style-name="Bekezdésalapbetűtípusa" style:family="text">
      <style:text-properties fo:color="#FF0000" fo:background-color="#FFFF00"/>
    </style:style>
    <style:style style:name="T4" style:parent-style-name="Bekezdésalapbetűtípusa" style:family="text">
      <style:text-properties fo:color="#FF0000" fo:background-color="#FFFF00"/>
    </style:style>
  </office:automatic-styles>
  <office:body>
    <office:text text:use-soft-page-breaks="true">
      <text:p text:style-name="P1"/>
      <text:p text:style-name="Normál"><text:span text:style-name="T2">SZUPERMODEL</text:span></text:p>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title&gt;Document&lt;/title&gt;</text:p>
      <text:p text:style-name="Normál"><text:s text:c="4"/>&lt;link rel="stylesheet" href="./css/style4.css" type="text/css"&gt;</text:p>
      <text:p text:style-name="Normál">&lt;/head&gt;</text:p>
      <text:p text:style-name="Normál">&lt;body&gt;</text:p>
      <text:p text:style-name="Normál"><text:s text:c="4"/>&lt;div class="container"&gt;</text:p>
      <text:p text:style-name="Normál"><text:s text:c="8"/>&lt;div class="header"&gt;</text:p>
      <text:p text:style-name="Normál"><text:s text:c="12"/>&lt;h1&gt;SZUPERMODEL&lt;/h1&gt;</text:p>
      <text:p text:style-name="Normál"><text:s text:c="8"/>&lt;/div&gt;</text:p>
      <text:p text:style-name="Normál"><text:s text:c="8"/>&lt;div class="tartalom"&gt;</text:p>
      <text:p text:style-name="Normál"><text:s text:c="12"/>&lt;div class="navigation"&gt;</text:p>
      <text:p text:style-name="Normál"><text:s text:c="16"/>&lt;ul&gt;</text:p>
      <text:p text:style-name="Normál"><text:s text:c="20"/>&lt;li&gt;&lt;a href="#"&gt;Menűpont1&lt;/a&gt;&lt;/li&gt;</text:p>
      <text:p text:style-name="Normál"><text:s text:c="20"/>&lt;li&gt;&lt;a href="#"&gt;Menűpont2&lt;/a&gt;&lt;/li&gt;</text:p>
      <text:p text:style-name="Normál"><text:s text:c="20"/>&lt;li&gt;&lt;a href="#"&gt;Menűpont3&lt;/a&gt;&lt;/li&gt;</text:p>
      <text:p text:style-name="Normál"><text:s text:c="20"/>&lt;li&gt;&lt;a href="#"&gt;Menűpont4&lt;/a&gt;&lt;/li&gt;</text:p>
      <text:p text:style-name="Normál"><text:s text:c="20"/>&lt;li&gt;&lt;a href="#"&gt;Menűpont5&lt;/a&gt;&lt;/li&gt;</text:p>
      <text:p text:style-name="Normál"><text:s text:c="20"/>&lt;li&gt;&lt;a href="#"&gt;Menűpont6&lt;/a&gt;&lt;/li&gt;</text:p>
      <text:p text:style-name="Normál"><text:s text:c="20"/>&lt;li&gt;&lt;a href="#"&gt;Menűpont7&lt;/a&gt;&lt;/li&gt;</text:p>
      <text:p text:style-name="Normál"><text:s text:c="20"/>&lt;li&gt;&lt;a href="#"&gt;Menűpont8&lt;/a&gt;&lt;/li&gt;</text:p>
      <text:p text:style-name="Normál"><text:s text:c="16"/>&lt;/ul&gt;</text:p>
      <text:p text:style-name="Normál"><text:s text:c="12"/>&lt;/div&gt;</text:p>
      <text:p text:style-name="Normál"><text:s text:c="12"/>&lt;div class="content"&gt;</text:p>
      <text:p text:style-name="Normál"><text:s text:c="16"/>&lt;div class="hasab"&gt;</text:p>
      <text:soft-page-break/>
      <text:p text:style-name="Normál"><text:s text:c="20"/>&lt;img class="kép1" src="./img/kiskep1.jpg" alt="lány egyik"&gt;</text:p>
      <text:p text:style-name="Normál"><text:s text:c="20"/>&lt;img class="kep2" src="./img/kiskep2.jpg" alt="lány másik"&gt;</text:p>
      <text:p text:style-name="Normál"><text:s text:c="16"/>&lt;/div&gt;</text:p>
      <text:p text:style-name="Normál"><text:s text:c="16"/>&lt;div class="hasab"&gt;</text:p>
      <text:p text:style-name="Normál"><text:s text:c="17"/></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2"/>&lt;/div&gt;</text:p>
      <text:p text:style-name="Normál"><text:s text:c="8"/>&lt;/div&gt;</text:p>
      <text:p text:style-name="Normál"><text:s text:c="8"/>&lt;div class="footer"&gt;</text:p>
      <text:p text:style-name="Normál"><text:s text:c="12"/>&lt;p&gt;Copyright KulKer Informatikai Bt. - 2021&lt;/p&gt;</text:p>
      <text:p text:style-name="Normál"><text:s text:c="8"/>&lt;/div&gt;</text:p>
      <text:p text:style-name="Normál"><text:s text:c="4"/>&lt;/div&gt;</text:p>
      <text:p text:style-name="Normál"><text:s text:c="4"/></text:p>
      <text:p text:style-name="Normál">&lt;/body&gt;</text:p>
      <text:p text:style-name="Normál">&lt;/html&gt;</text:p>
      <text:p text:style-name="Normál"/>
      <text:p text:style-name="Normál"><text:span text:style-name="T3">style1.css</text:span></text:p>
      <text:p text:style-name="Normál"/>
      <text:soft-page-break/>
      <text:p text:style-name="Normál">*{</text:p>
      <text:p text:style-name="Normál"><text:s text:c="4"/>box-sizing: border-box;</text:p>
      <text:p text:style-name="Normál"><text:s text:c="4"/>margin:0;</text:p>
      <text:p text:style-name="Normál"><text:s text:c="4"/>padding: 0;</text:p>
      <text:p text:style-name="Normál">}</text:p>
      <text:p text:style-name="Normál">html{</text:p>
      <text:p text:style-name="Normál"><text:s text:c="4"/>font-size: 12px;</text:p>
      <text:p text:style-name="Normál">}</text:p>
      <text:p text:style-name="Normál">body{</text:p>
      <text:p text:style-name="Normál"><text:s text:c="4"/>font-family: Verdana, Geneva, Tahoma, sans-serif;</text:p>
      <text:p text:style-name="Normál"><text:s text:c="4"/>background: rgba(185, 179, 97);</text:p>
      <text:p text:style-name="Normál">}</text:p>
      <text:p text:style-name="Normál">.container{</text:p>
      <text:p text:style-name="Normál"><text:s text:c="4"/>max-width: 900px;</text:p>
      <text:p text:style-name="Normál"><text:s text:c="4"/>margin:0 auto;</text:p>
      <text:p text:style-name="Normál">}</text:p>
      <text:p text:style-name="Normál">.header{</text:p>
      <text:p text:style-name="Normál"><text:s text:c="4"/>height: 200px;</text:p>
      <text:p text:style-name="Normál"><text:s text:c="4"/>background: url('../img/logo.jpg');</text:p>
      <text:p text:style-name="Normál"><text:s text:c="4"/>color:white;</text:p>
      <text:p text:style-name="Normál"><text:s text:c="4"/>font-size: 2rem;</text:p>
      <text:p text:style-name="Normál"><text:s text:c="4"/>padding: 10px 0 0 210px;</text:p>
      <text:p text:style-name="Normál">}</text:p>
      <text:p text:style-name="Normál">.navigation{</text:p>
      <text:p text:style-name="Normál"><text:s text:c="4"/>background-color: rgb(201, 85, 56)</text:p>
      <text:p text:style-name="Normál">}</text:p>
      <text:p text:style-name="Normál">.navigation ul{</text:p>
      <text:p text:style-name="Normál"><text:s text:c="4"/>list-style-type: none;</text:p>
      <text:p text:style-name="Normál">}</text:p>
      <text:p text:style-name="Normál">.navigation ul::after, .hasab::after{</text:p>
      <text:p text:style-name="Normál"><text:s text:c="4"/>content:"";</text:p>
      <text:soft-page-break/>
      <text:p text:style-name="Normál"><text:s text:c="4"/>clear:both;</text:p>
      <text:p text:style-name="Normál"><text:s text:c="4"/>display:table;</text:p>
      <text:p text:style-name="Normál">}</text:p>
      <text:p text:style-name="Normál">.navigation ul li{</text:p>
      <text:p text:style-name="Normál"><text:s text:c="4"/>width:12%;</text:p>
      <text:p text:style-name="Normál"><text:s text:c="4"/>float:left;</text:p>
      <text:p text:style-name="Normál"><text:s text:c="4"/>text-align: center;</text:p>
      <text:p text:style-name="Normál">}</text:p>
      <text:p text:style-name="Normál">.navigation ul li a{</text:p>
      <text:p text:style-name="Normál"><text:s text:c="4"/>color:white;</text:p>
      <text:p text:style-name="Normál"><text:s text:c="4"/>text-decoration: none;</text:p>
      <text:p text:style-name="Normál"><text:s text:c="4"/>padding:15px;</text:p>
      <text:p text:style-name="Normál"><text:s text:c="4"/>display:block;</text:p>
      <text:p text:style-name="Normál"><text:s text:c="4"/>text-transform: uppercase;</text:p>
      <text:p text:style-name="Normál">}</text:p>
      <text:p text:style-name="Normál">.navigation ul li a:hover{</text:p>
      <text:p text:style-name="Normál"><text:s text:c="4"/>background-color: #976a45;</text:p>
      <text:p text:style-name="Normál"><text:s text:c="4"/>text-decoration: underline;</text:p>
      <text:p text:style-name="Normál">}</text:p>
      <text:p text:style-name="Normál">.content{</text:p>
      <text:p text:style-name="Normál"><text:s text:c="4"/>background: rgb(248, 246, 246);</text:p>
      <text:p text:style-name="Normál">}</text:p>
      <text:p text:style-name="Normál">}</text:p>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20px;</text:p>
      <text:soft-page-break/>
      <text:p text:style-name="Normál"><text:s text:c="4"/>line-height: 1.8;</text:p>
      <text:p text:style-name="Normál"><text:s text:c="4"/>text-align: justify;</text:p>
      <text:p text:style-name="Normál">}</text:p>
      <text:p text:style-name="Normál">.content .hasab p{</text:p>
      <text:p text:style-name="Normál"><text:s text:c="4"/>float:right;</text:p>
      <text:p text:style-name="Normál"><text:s text:c="4"/>max-width:50%;</text:p>
      <text:p text:style-name="Normál"><text:s text:c="4"/>font-size:.8rem;</text:p>
      <text:p text:style-name="Normál"><text:s text:c="4"/>padding:20px;</text:p>
      <text:p text:style-name="Normál"><text:s text:c="4"/>line-height: 1.8;</text:p>
      <text:p text:style-name="Normál"><text:s text:c="4"/>text-align: justify;</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20px;</text:p>
      <text:p text:style-name="Normál"><text:s text:c="4"/>line-height: 1.8;</text:p>
      <text:p text:style-name="Normál"><text:s text:c="4"/>text-align: justify;</text:p>
      <text:p text:style-name="Normál">} <text:s text:c="3"/></text:p>
      <text:p text:style-name="Normál"/>
      <text:p text:style-name="Normál">.kep1{</text:p>
      <text:p text:style-name="Normál"><text:s text:c="4"/>float:left;</text:p>
      <text:p text:style-name="Normál">}</text:p>
      <text:p text:style-name="Normál">.kep2{</text:p>
      <text:p text:style-name="Normál"><text:s text:c="4"/>float:right;</text:p>
      <text:p text:style-name="Normál">}</text:p>
      <text:p text:style-name="Normál">.footer{</text:p>
      <text:p text:style-name="Normál"><text:s text:c="4"/>background: rgb(216, 191, 108);</text:p>
      <text:p text:style-name="Normál"><text:s text:c="4"/>height: 50px;</text:p>
      <text:p text:style-name="Normál"><text:s text:c="4"/>font-size: .8rem;</text:p>
      <text:p text:style-name="Normál"><text:s text:c="4"/>padding-top: 10px;</text:p>
      <text:soft-page-break/>
      <text:p text:style-name="Normál"><text:s text:c="4"/>text-align: center;</text:p>
      <text:p text:style-name="Normál"><text:s text:c="4"/>color:rgb(98, 97, 97)</text:p>
      <text:p text:style-name="Normál">}</text:p>
      <text:p text:style-name="Normál"><text:span text:style-name="T4">style4.css</text:span></text:p>
      <text:p text:style-name="Normál">*{</text:p>
      <text:p text:style-name="Normál"><text:s text:c="4"/>box-sizing: border-box;</text:p>
      <text:p text:style-name="Normál"><text:s text:c="4"/>margin:0;</text:p>
      <text:p text:style-name="Normál"><text:s text:c="4"/>padding: 0;</text:p>
      <text:p text:style-name="Normál">}</text:p>
      <text:p text:style-name="Normál">html{</text:p>
      <text:p text:style-name="Normál"><text:s text:c="4"/>font-size: 16px;</text:p>
      <text:p text:style-name="Normál">}</text:p>
      <text:p text:style-name="Normál">body{</text:p>
      <text:p text:style-name="Normál"><text:s text:c="4"/>font-family: Verdana, Geneva, Tahoma, sans-serif;</text:p>
      <text:p text:style-name="Normál"><text:s text:c="4"/>background: rgba(185, 179, 97);</text:p>
      <text:p text:style-name="Normál">}</text:p>
      <text:p text:style-name="Normál">.container{</text:p>
      <text:p text:style-name="Normál"><text:s text:c="4"/>max-width: 900px;</text:p>
      <text:p text:style-name="Normál"><text:s text:c="4"/>margin:0 auto;</text:p>
      <text:p text:style-name="Normál">}</text:p>
      <text:p text:style-name="Normál">.header{</text:p>
      <text:p text:style-name="Normál"><text:s text:c="4"/>height: 200px;</text:p>
      <text:p text:style-name="Normál"><text:s text:c="4"/>background: url('../img/logo.jpg');</text:p>
      <text:p text:style-name="Normál"><text:s text:c="4"/>color:white;</text:p>
      <text:p text:style-name="Normál"><text:s text:c="4"/>font-size: 2rem;</text:p>
      <text:p text:style-name="Normál"><text:s text:c="4"/>padding: 10px 0 0 210px;</text:p>
      <text:p text:style-name="Normál">}</text:p>
      <text:p text:style-name="Normál">.tartalom{</text:p>
      <text:p text:style-name="Normál"><text:s text:c="4"/>background-color: rgb(216, 191, 108);;</text:p>
      <text:p text:style-name="Normál">}</text:p>
      <text:p text:style-name="Normál">.navigation{</text:p>
      <text:soft-page-break/>
      <text:p text:style-name="Normál"><text:s text:c="4"/>background-color: rgb(201, 85, 56)</text:p>
      <text:p text:style-name="Normál"><text:s text:c="4"/>width:20%;</text:p>
      <text:p text:style-name="Normál"><text:s text:c="4"/>float:left;</text:p>
      <text:p text:style-name="Normál"/>
      <text:p text:style-name="Normál">}</text:p>
      <text:p text:style-name="Normál">.navigation ul{</text:p>
      <text:p text:style-name="Normál"><text:s text:c="4"/>list-style-type: none;</text:p>
      <text:p text:style-name="Normál">}</text:p>
      <text:p text:style-name="Normál">.navigation ul::after, .hasab::after, .tartalom::after{</text:p>
      <text:p text:style-name="Normál"><text:s text:c="4"/>content:"";</text:p>
      <text:p text:style-name="Normál"><text:s text:c="4"/>clear:both;</text:p>
      <text:p text:style-name="Normál"><text:s text:c="4"/>display:table;</text:p>
      <text:p text:style-name="Normál">}</text:p>
      <text:p text:style-name="Normál">.navigation ul li{</text:p>
      <text:p text:style-name="Normál"><text:s text:c="3"/>text-align: center;</text:p>
      <text:p text:style-name="Normál"><text:s text:c="3"/>border-bottom: 1px dotted black;</text:p>
      <text:p text:style-name="Normál">}</text:p>
      <text:p text:style-name="Normál">.navigation ul li a{</text:p>
      <text:p text:style-name="Normál"><text:s text:c="4"/>color:white;</text:p>
      <text:p text:style-name="Normál"><text:s text:c="4"/>text-decoration: none;</text:p>
      <text:p text:style-name="Normál"><text:s text:c="4"/>padding:20px;</text:p>
      <text:p text:style-name="Normál"><text:s text:c="4"/>display:block;</text:p>
      <text:p text:style-name="Normál"><text:s text:c="4"/>text-transform: uppercase;</text:p>
      <text:p text:style-name="Normál">}</text:p>
      <text:p text:style-name="Normál">.navigation ul li a:hover{</text:p>
      <text:p text:style-name="Normál"><text:s text:c="4"/>background-color: rgb(216, 191, 108);</text:p>
      <text:p text:style-name="Normál"><text:s text:c="4"/>text-decoration: underline;</text:p>
      <text:p text:style-name="Normál">}</text:p>
      <text:p text:style-name="Normál">.content{</text:p>
      <text:p text:style-name="Normál"><text:s text:c="4"/>background: #ddd;</text:p>
      <text:p text:style-name="Normál"><text:s text:c="4"/>width:80%;</text:p>
      <text:soft-page-break/>
      <text:p text:style-name="Normál"><text:s text:c="4"/>float:left;</text:p>
      <text:p text:style-name="Normál">}</text:p>
      <text:p text:style-name="Normál"/>
      <text:p text:style-name="Normál">.content .hasab{</text:p>
      <text:p text:style-name="Normál"><text:s text:c="4"/>border-bottom: 1px dotted black;</text:p>
      <text:p text:style-name="Normál">}</text:p>
      <text:p text:style-name="Normál">.content .hasab:last-child{</text:p>
      <text:p text:style-name="Normál"><text:s text:c="4"/>border-bottom: none;</text:p>
      <text:p text:style-name="Normál">}</text:p>
      <text:p text:style-name="Normál"/>
      <text:p text:style-name="Normál">.content .hasab img{</text:p>
      <text:p text:style-name="Normál"><text:s text:c="4"/>max-width: 50%;</text:p>
      <text:p text:style-name="Normál">}</text:p>
      <text:p text:style-name="Normál">.content .hasab p{</text:p>
      <text:p text:style-name="Normál"><text:s text:c="4"/>float:left;</text:p>
      <text:p text:style-name="Normál"><text:s text:c="4"/>max-width:50%;</text:p>
      <text:p text:style-name="Normál"><text:s text:c="4"/>font-size:.8rem;</text:p>
      <text:p text:style-name="Normál"><text:s text:c="4"/>padding:10px;</text:p>
      <text:p text:style-name="Normál"><text:s text:c="4"/>line-height: 1.3;</text:p>
      <text:p text:style-name="Normál"><text:s text:c="4"/>text-align: justify;</text:p>
      <text:p text:style-name="Normál">}</text:p>
      <text:p text:style-name="Normál">.content .hasab p{</text:p>
      <text:p text:style-name="Normál"><text:s text:c="4"/>float:right;</text:p>
      <text:p text:style-name="Normál"><text:s text:c="4"/>max-width:50%;</text:p>
      <text:p text:style-name="Normál"><text:s text:c="4"/>font-size:.8rem;</text:p>
      <text:p text:style-name="Normál"><text:s text:c="4"/>padding:20px;</text:p>
      <text:p text:style-name="Normál"><text:s text:c="4"/>line-height: 1.8;</text:p>
      <text:p text:style-name="Normál"><text:s text:c="4"/>text-align: justify;</text:p>
      <text:p text:style-name="Normál">}</text:p>
      <text:p text:style-name="Normál"/>
      <text:p text:style-name="Normál">.content .hasab p:last-child{</text:p>
      <text:soft-page-break/>
      <text:p text:style-name="Normál"><text:s text:c="4"/>padding-top: 0;</text:p>
      <text:p text:style-name="Normál">}</text:p>
      <text:p text:style-name="Normál">.kep1{</text:p>
      <text:p text:style-name="Normál"><text:s text:c="4"/>float:left;</text:p>
      <text:p text:style-name="Normál">}</text:p>
      <text:p text:style-name="Normál">.kep2{</text:p>
      <text:p text:style-name="Normál"><text:s text:c="4"/>float:right;</text:p>
      <text:p text:style-name="Normál">}</text:p>
      <text:p text:style-name="Normál">.footer{</text:p>
      <text:p text:style-name="Normál"><text:s text:c="4"/>background: rgb(216, 191, 108);</text:p>
      <text:p text:style-name="Normál"><text:s text:c="4"/>height: 50px;</text:p>
      <text:p text:style-name="Normál"><text:s text:c="4"/>font-size: .8rem;</text:p>
      <text:p text:style-name="Normál"><text:s text:c="4"/>padding-top: 10px;</text:p>
      <text:p text:style-name="Normál"><text:s text:c="4"/>text-align: center;</text:p>
      <text:p text:style-name="Normál"><text:s text:c="4"/>color:rgb(98, 97, 97)</text:p>
      <text:p text:style-name="Normá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5T10:57:00Z</meta:creation-date>
    <dc:date>2022-01-25T10:57:00Z</dc:date>
    <meta:template xlink:href="Normal.dotm" xlink:type="simple"/>
    <meta:editing-cycles>2</meta:editing-cycles>
    <meta:editing-duration>PT60S</meta:editing-duration>
    <meta:document-statistic meta:page-count="9" meta:paragraph-count="12" meta:word-count="816" meta:character-count="6442" meta:row-count="46" meta:non-whitespace-character-count="5638"/>
  </office:meta>
</office:document-meta>
</file>